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27cm" svg:y="0.762cm">
          <draw:text-box>
            <text:p text:style-name="P1"><text:span text:style-name="T1">HYMN #515</text:span></text:p>
            <text:p text:style-name="P1"><text:span text:style-name="T2">“</text:span><text:span text:style-name="T2">Rejoice, Rejoice, Believer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7.011cm" svg:x="1.524cm" svg:y="0.883cm">
          <draw:text-box>
            <text:p text:style-name="P1"><text:span text:style-name="T3">1. </text:span><text:span text:style-name="T4">Rejoice, rejoice, believers,</text:span><text:span text:style-name="T4"><text:line-break/></text:span><text:span text:style-name="T4">And let your lights appear;</text:span><text:span text:style-name="T4"><text:line-break/></text:span><text:span text:style-name="T4">The evening is advancing,</text:span><text:span text:style-name="T4"><text:line-break/></text:span><text:span text:style-name="T4">And darker night is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4.638cm" svg:height="7.011cm" svg:x="1.523cm" svg:y="0.785cm">
          <draw:text-box>
            <text:p text:style-name="P1"><text:span text:style-name="T4">The Bridegroom is arising</text:span><text:span text:style-name="T4"><text:line-break/></text:span><text:span text:style-name="T4">And soon is drawing nigh.</text:span><text:span text:style-name="T4"><text:line-break/></text:span><text:span text:style-name="T4">Up, pray and watch and wrestle;</text:span><text:span text:style-name="T4"><text:line-break/></text:span><text:span text:style-name="T4">At midnight comes the c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7" draw:layer="layout" svg:width="24.892cm" svg:height="7.011cm" svg:x="1.524cm" svg:y="0.762cm">
          <draw:text-box>
            <text:p text:style-name="P6"><text:span text:style-name="T5">2. </text:span><text:span text:style-name="T6">The watchers on the mountain</text:span><text:span text:style-name="T6"><text:line-break/></text:span><text:span text:style-name="T6">Proclaim the Bridegroom near;</text:span><text:span text:style-name="T6"><text:line-break/></text:span><text:span text:style-name="T6">Go forth as He approaches</text:span><text:span text:style-name="T6"><text:line-break/></text:span><text:span text:style-name="T6">With alleluias cl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8" draw:layer="layout" svg:width="24.892cm" svg:height="7.011cm" svg:x="1.524cm" svg:y="0.883cm">
          <draw:text-box>
            <text:p text:style-name="P6"><text:span text:style-name="T6">The marriage feast is waiting;</text:span><text:span text:style-name="T6"><text:line-break/></text:span><text:span text:style-name="T6">The gates wide open stand.</text:span><text:span text:style-name="T6"><text:line-break/></text:span><text:span text:style-name="T6">Arise, O heirs of glory;</text:span><text:span text:style-name="T6"><text:line-break/></text:span><text:span text:style-name="T6">The Bridegroom is at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8" draw:layer="layout" svg:width="24.638cm" svg:height="7.011cm" svg:x="1.524cm" svg:y="0.883cm">
          <draw:text-box>
            <text:p text:style-name="P6"><text:span text:style-name="T5">3. </text:span><text:span text:style-name="T6">The saints, who here in patience</text:span><text:span text:style-name="T6"><text:line-break/></text:span><text:span text:style-name="T6">Their cross and suff’rings bore,</text:span><text:span text:style-name="T6"><text:line-break/></text:span><text:span text:style-name="T6">Shall live and reign forever</text:span><text:span text:style-name="T6"><text:line-break/></text:span><text:span text:style-name="T6">When sorrow is no mo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9" draw:layer="layout" svg:width="24.638cm" svg:height="7.011cm" svg:x="1.778cm" svg:y="0.883cm">
          <draw:text-box>
            <text:p text:style-name="P6"><text:span text:style-name="T6">Around the throne of glory</text:span><text:span text:style-name="T6"><text:line-break/></text:span><text:span text:style-name="T6">The Lamb they shall behold;</text:span><text:span text:style-name="T6"><text:line-break/></text:span><text:span text:style-name="T6">In triumph cast before Him</text:span><text:span text:style-name="T6"><text:line-break/></text:span><text:span text:style-name="T6">Their diadems of go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11" draw:layer="layout" svg:width="24.313cm" svg:height="7.011cm" svg:x="1.874cm" svg:y="0.853cm">
          <draw:text-box>
            <text:p text:style-name="P10"><text:span text:style-name="T5">4. </text:span><text:span text:style-name="T6">Our hope and expectation,</text:span></text:p>
            <text:p text:style-name="P10"><text:span text:style-name="T6">O Jesus, now appear;</text:span></text:p>
            <text:p text:style-name="P10"><text:span text:style-name="T6">Arise, O Sun so longed for,</text:span></text:p>
            <text:p text:style-name="P10"><text:span text:style-name="T6">O’er this benighted sp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13" draw:layer="layout" svg:width="24.384cm" svg:height="12.427cm" svg:x="1.847cm" svg:y="0.877cm">
          <draw:text-box>
            <text:p text:style-name="P10"><text:span text:style-name="T6">With hearts and hands uplifted,</text:span></text:p>
            <text:p text:style-name="P10"><text:span text:style-name="T6">We plead, O Lord, to see</text:span></text:p>
            <text:p text:style-name="P10"><text:span text:style-name="T6">The day of earth’s redemption</text:span></text:p>
            <text:p text:style-name="P1"><text:span text:style-name="T6">That sets Your people free!</text:span><text:span text:style-name="T7"><text:line-break/></text:span><text:span text:style-name="T7"/></text:p>
            <text:p text:style-name="P12"><text:span text:style-name="T8"><text:s text:c="3"/></text:span></text:p>
            <text:p text:style-name="P12"><text:span text:style-name="T8"><text:s text:c="10"/></text:span><text:span text:style-name="T8">Public domain</text:span></text:p>
            <text:p text:style-name="P12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0:56:52.028000000</meta:creation-date>
    <dc:title>Hymn template</dc:title>
    <meta:editing-duration>PT21M9S</meta:editing-duration>
    <meta:editing-cycles>15</meta:editing-cycles>
    <meta:generator>LibreOffice/6.1.3.2$Windows_X86_64 LibreOffice_project/86daf60bf00efa86ad547e59e09d6bb77c699acb</meta:generator>
    <meta:initial-creator>Arthur Hoch</meta:initial-creator>
    <dc:date>2019-02-27T13:18:41.818000000</dc:date>
    <meta:document-statistic meta:object-count="157"/>
    <meta:template xlink:type="simple" xlink:actuate="onRequest" xlink:title="Hymn template" xlink:href="../../AppData/Roaming/LibreOffice/4/user/template/Worship%20Templsates/Hymn%20template.otp" meta:date="2014-11-07T10:56:51.716000000"/>
  </office:meta>
</office:document-meta>
</file>